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Preformatted_20_Text">
    </style:style>
    <style:style style:name="P6" style:family="paragraph" style:parent-style-name="Text_20_body" style:list-style-name="L4">
      <style:paragraph-properties fo:margin-top="0in" fo:margin-bottom="0in"/>
    </style:style>
    <style:style style:name="P7" style:family="paragraph" style:parent-style-name="Text_20_body" style:list-style-name="L5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6">
      <style:paragraph-properties fo:margin-top="0in" fo:margin-bottom="0in"/>
    </style:style>
    <style:style style:name="P11" style:family="paragraph" style:parent-style-name="Text_20_body" style:list-style-name="L7">
      <style:paragraph-properties fo:margin-top="0in" fo:margin-bottom="0in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Text_20_body" style:list-style-name="L8">
      <style:paragraph-properties fo:margin-top="0in" fo:margin-bottom="0in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</office:automatic-styles>
  <office:body>
    <office:text>
      <text:p text:style-name="Title">Operations on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6, 2021 (02:58:13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operations-on-numeric-arrays"/>Operations on numeric arrays<text:bookmark-end text:name="operations-on-numeric-arrays"/></text:h>
      <text:p text:style-name="First_20_paragraph">Start by creating a new C# solution.</text:p>
      <text:p text:style-name="Text_20_body">After creating the solution, declare and initialize an <text:span text:style-name="DataTypeTok">int</text:span> array called <text:span text:style-name="NormalTok">numbers</text:span>. Initialize the array so that it holds the following values, in the same order:</text:p>
      <text:p text:style-name="P1">4, 2, 6, 1, 7, 5, 3, 4, 2, 2, 8, 6, 3, 11, 7, 2, 9, 3, 1, 9, 7</text:p>
      <text:h text:style-name="Heading_20_2" text:outline-level="2"><text:bookmark-start text:name="displaying-values"/>Displaying values<text:bookmark-end text:name="displaying-values"/></text:h>
      <text:p text:style-name="First_20_paragraph">After declaring and initializing <text:span text:style-name="NormalTok">numbers</text:span> array, write statements to:</text:p>
      <text:list text:style-name="L1">
        <text:list-item>
          <text:p text:style-name="P2">Display every value left to right</text:p>
        </text:list-item>
        <text:list-item>
          <text:p text:style-name="P2">Display every value at even indices (skip odd indices)</text:p>
        </text:list-item>
        <text:list-item>
          <text:p text:style-name="P2">Display all values that are greater than 5</text:p>
        </text:list-item>
      </text:list>
      <text:h text:style-name="Heading_20_2" text:outline-level="2"><text:bookmark-start text:name="counting-values"/>Counting values<text:bookmark-end text:name="counting-values"/></text:h>
      <text:p text:style-name="First_20_paragraph">Next, write statements that provide answers to following questions:</text:p>
      <text:list text:style-name="L2">
        <text:list-item>
          <text:p text:style-name="P3">Count the sum of all <text:span text:style-name="NormalTok">numbers</text:span> then display the result. (The expected answer is 102)</text:p>
        </text:list-item>
        <text:list-item>
          <text:p text:style-name="P3">Count how many times <text:span text:style-name="DecValTok">7</text:span> occurs in <text:span text:style-name="NormalTok">numbers</text:span>, then display that count. Check that your program outputs the correct answer, which you can determine by visually observing the array values.</text:p>
        </text:list-item>
      </text:list>
      <text:h text:style-name="Heading_20_2" text:outline-level="2"><text:bookmark-start text:name="finding-values"/>Finding values<text:bookmark-end text:name="finding-values"/></text:h>
      <text:p text:style-name="First_20_paragraph">Now implement statements to answer following questions:</text:p>
      <text:list text:style-name="L3">
        <text:list-item>
          <text:p text:style-name="P4">Find the <text:span text:style-name="T1">index</text:span> of first <text:span text:style-name="DecValTok">7</text:span>, then display that index. If the value does not exist, display <text:span text:style-name="OperatorTok">-</text:span><text:span text:style-name="DecValTok">1</text:span> to indicate it was not found. Check that your solution is correct by comparing what you obtain from the program with what you know by visually observing the array.</text:p>
        </text:list-item>
        <text:list-item>
          <text:p text:style-name="P4">Find the maximum value in <text:span text:style-name="NormalTok">numbers</text:span>. Check that the solution you implement obtains the expected value.</text:p>
        </text:list-item>
      </text:list>
      <text:h text:style-name="Heading_20_2" text:outline-level="2"><text:bookmark-start text:name="evaluate-your-solution"/>Evaluate your solution<text:bookmark-end text:name="evaluate-your-solution"/></text:h>
      <text:p text:style-name="First_20_paragraph">After implementing these methods, and assuming your program obtained the expected answers, <text:span text:style-name="T1">ideally</text:span> the solution still works even if the values in <text:span text:style-name="NormalTok">numbers</text:span> array change, or even if the array length changes.</text:p>
      <text:p text:style-name="Text_20_body">To test your program, go back to the beginning where you declared <text:span text:style-name="NormalTok">numbers</text:span> array, then change the initialization so that the new array values are:</text:p>
      <text:p text:style-name="P5">55, 92, 12, 90, 37, 18, 6, 20, 80, 18, 46, 19, 65, 68, 18</text:p>
      <text:p text:style-name="First_20_paragraph">Then re-run the program.</text:p>
      <text:p text:style-name="Text_20_body">Check that you obtain expected values:</text:p>
      <text:list text:style-name="L4">
        <text:list-item>
          <text:p text:style-name="P6">the sum should now be <text:span text:style-name="DecValTok">644</text:span></text:p>
        </text:list-item>
        <text:list-item>
          <text:p text:style-name="P6">since <text:span text:style-name="DecValTok">7</text:span> does not occur in the array anymore,</text:p>
          <text:list text:style-name="L5">
            <text:list-item>
              <text:p text:style-name="P7">count should be <text:span text:style-name="DecValTok">0</text:span></text:p>
            </text:list-item>
            <text:list-item>
              <text:p text:style-name="P7">first index of <text:span text:style-name="DecValTok">7</text:span> should be <text:span text:style-name="OperatorTok">-</text:span><text:span text:style-name="DecValTok">1</text:span></text:p>
            </text:list-item>
          </text:list>
        </text:list-item>
        <text:list-item>
          <text:p text:style-name="P6">maximum value is now <text:span text:style-name="DecValTok">92</text:span></text:p>
        </text:list-item>
      </text:list>
      <text:h text:style-name="Heading_20_1" text:outline-level="1"><text:bookmark-start text:name="working-with-two-arrays"/>Working with two arrays<text:bookmark-end text:name="working-with-two-arrays"/></text:h>
      <text:p text:style-name="First_20_paragraph">For this part, declare and initialize the following two <text:span text:style-name="DataTypeTok">char</text:span> arrays:</text:p>
      <text:p text:style-name="P8">char[] chars1 = {'K', 's', 'Q', 'U', 'i', 'N', 'K', 'N', 'h', 't', 'u'};</text:p>
      <text:p text:style-name="P9">char[] chars2 = {'?', 'E', 'U', 'a', 'j', 'X', 'L', 'G', '@', 'L', 'l', 'C', 'w', 'J', 'U' };</text:p>
      <text:p text:style-name="First_20_paragraph">Next, write statements that answer these two questions:</text:p>
      <text:list text:style-name="L6">
        <text:list-item>
          <text:p text:style-name="P10">Does value <text:span text:style-name="CharTok">'w'</text:span> occur in both arrays? Display the answer, true/false.</text:p>
        </text:list-item>
        <text:list-item>
          <text:p text:style-name="P10">What is the first value that occurs in both arrays, searching from left to right? If none is found, display <text:span text:style-name="NormalTok">no match</text:span>.</text:p>
        </text:list-item>
      </text:list>
      <text:p text:style-name="First_20_paragraph">After completing these two problems, make sure the program answers these questions correctly. The expected results are:</text:p>
      <text:list text:style-name="L7">
        <text:list-item>
          <text:p text:style-name="P11">Does <text:span text:style-name="CharTok">'w'</text:span> occur in both arrays -&gt; <text:span text:style-name="KeywordTok">false</text:span></text:p>
        </text:list-item>
        <text:list-item>
          <text:p text:style-name="P11">first value that occurs in both arrays -&gt; <text:span text:style-name="CharTok">'U'</text:span></text:p>
        </text:list-item>
      </text:list>
      <text:p text:style-name="First_20_paragraph">Again, evaluate your work by changing the array initializations to:</text:p>
      <text:p text:style-name="P12">char[] chars1 = {'s', 'p', 'd', 'P', 'y', 'D', 'w', '?'};</text:p>
      <text:p text:style-name="P13">char[] chars2 = {'V', 'D', 'l', 'P', 'w', 'O', 'y', 'k', 'D', 'Z' };</text:p>
      <text:p text:style-name="First_20_paragraph">Then run the program again.</text:p>
      <text:p text:style-name="Text_20_body">Ideally the program does not crash and should still produce correct answers:</text:p>
      <text:list text:style-name="L8">
        <text:list-item>
          <text:p text:style-name="P14">Does <text:span text:style-name="CharTok">'w'</text:span> occur in both arrays -&gt; <text:span text:style-name="KeywordTok">true</text:span></text:p>
        </text:list-item>
        <text:list-item>
          <text:p text:style-name="P14">first value that occurs in both arrays -&gt; <text:span text:style-name="CharTok">'P'</text:span></text:p>
        </text:list-item>
      </text:list>
      <text:p text:style-name="First_20_paragraph">If the program does not produce these expected answers after changing the array values, review your program and try to determine how to write a solution that works for *any* two char arrays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Start with two integer arrays with the following values:</text:p>
      <text:p text:style-name="P15">int[] left = { 101, 76, 74, 94, 94 };</text:p>
      <text:p text:style-name="P16">int[] right = { 73, 74, 67, 107, 111, 108, 66 };</text:p>
      <text:p text:style-name="First_20_paragraph">Implement statements to merge <text:span text:style-name="NormalTok">left</text:span> and <text:span text:style-name="NormalTok">right</text:span> by creating a new, larger array that holds both of their values, in this order:</text:p>
      <text:p text:style-name="P17">101, 76, 74, 94, 94, 73, 74, 67, 107, 111, 108, 66</text:p>
      <text:p text:style-name="First_20_paragraph">Do not use built-in array methods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Operations on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6T18:58:25Z</meta:creation-date>
    <dc:date>2021-08-16T18:58:25Z</dc:date>
    <meta:user-defined meta:name="date" meta:value-type="string">August  16, 2021 (02:58:13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